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cm" svg:stroke-color="#333333" draw:marker-start-width="0.35cm" draw:marker-end-width="0.35cm" draw:fill="gradient" draw:fill-gradient-name="Grey_20__28_DES_29_" fo:min-height="7.849cm" fo:padding-top="0.14cm" fo:padding-bottom="0.14cm" fo:padding-left="0.265cm" fo:padding-right="0.265cm" draw:shadow="visible" draw:shadow-offset-x="0.1cm" draw:shadow-offset-y="0.1cm" draw:shadow-opacity="55%"/>
    </style:style>
    <style:style style:name="gr2" style:family="graphic" style:parent-style-name="standard">
      <style:graphic-properties draw:stroke="none" draw:fill="none" draw:auto-grow-width="true" fo:min-height="2.161cm" fo:min-width="7.097cm"/>
    </style:style>
    <style:style style:name="gr3" style:family="graphic" style:parent-style-name="standard">
      <style:graphic-properties svg:stroke-width="0.05cm" svg:stroke-color="#4c4c4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auto-grow-width="true" fo:min-height="3.241cm" fo:min-width="5.848cm"/>
    </style:style>
    <style:style style:name="gr5" style:family="graphic" style:parent-style-name="standard">
      <style:graphic-properties svg:stroke-width="0.05cm" svg:stroke-color="#4c4c4c" draw:marker-start-width="0.275cm" draw:marker-end-width="0.275cm" draw:fill="none" draw:textarea-vertical-align="middle" draw:auto-grow-height="false" fo:min-height="1.732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auto-grow-height="false" draw:auto-grow-width="false" fo:min-height="3.241cm" fo:min-width="15.123cm"/>
    </style:style>
    <style:style style:name="gr7" style:family="graphic" style:parent-style-name="standard">
      <style:graphic-properties svg:stroke-width="0.05cm" svg:stroke-color="#4c4c4c" draw:marker-start-width="0.275cm" draw:marker-end-width="0.275cm" draw:fill="none" draw:textarea-vertical-align="middle" draw:auto-grow-height="false" fo:min-height="1.786cm" fo:min-width="0cm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gradient" draw:fill-gradient-name="Grey_20__28_DES_29_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  <style:text-properties fo:color="#004586"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color="#004586" style:font-name="Comic Sans MS" fo:font-size="18pt" fo:font-style="italic" style:font-size-asian="18pt" style:font-style-asian="italic" style:font-size-complex="18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4e9a06" fo:font-size="1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4e9a06" style:font-name="Comic Sans MS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006b8f"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006b8f" style:font-name="Comic Sans MS" fo:font-size="18pt" fo:font-style="italic" style:font-size-asian="18pt" style:font-style-asian="italic" style:font-size-complex="18pt" style:font-style-complex="italic"/>
    </style:style>
    <style:style style:name="P10" style:family="paragraph">
      <loext:graphic-properties draw:fill-color="#ffffff"/>
    </style:style>
    <style:style style:name="T1" style:family="text">
      <style:text-properties fo:color="#004586" style:font-name="Courier New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cc0000" style:font-name="Courier New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4e9a06" style:font-name="Courier New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666666" style:font-name="Courier New" fo:font-size="22pt" fo:text-shadow="1pt 1pt" fo:font-weight="bold" style:font-size-asian="22pt" style:font-weight-asian="bold" style:font-size-complex="22pt" style:font-weight-complex="bold"/>
    </style:style>
    <style:style style:name="T6" style:family="text">
      <style:text-properties fo:color="#800080" style:font-name="Courier New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6b8f" style:font-name="Courier New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ce181e" style:font-name="Courier New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4586" style:font-name="Comic Sans M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4e9a06" style:font-name="Comic Sans M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6b8f" style:font-name="Comic Sans M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cm" svg:height="8.129cm" svg:x="6cm" svg:y="6.579cm">
          <draw:text-box>
            <text:p><text:span text:style-name="T1">&lt;!DOCTYPE html&gt;</text:span></text:p>
            <text:p><text:span text:style-name="T2">&lt;html&gt;</text:span></text:p>
            <text:p><text:span text:style-name="T3"><text:s text:c="4"/></text:span><text:span text:style-name="T3">&lt;head&gt;</text:span></text:p>
            <text:p><text:span text:style-name="T4"><text:s text:c="8"/></text:span><text:span text:style-name="T5">...</text:span></text:p>
            <text:p><text:span text:style-name="T3"><text:s text:c="4"/></text:span><text:span text:style-name="T3">&lt;/head&gt;</text:span></text:p>
            <text:p><text:span text:style-name="T6"><text:s text:c="4"/></text:span><text:span text:style-name="T7">&lt;body&gt;</text:span></text:p>
            <text:p><text:span text:style-name="T4"><text:s text:c="8"/></text:span><text:span text:style-name="T5">...</text:span></text:p>
            <text:p><text:span text:style-name="T7"><text:s text:c="4"/></text:span><text:span text:style-name="T7">&lt;/body&gt;</text:span></text:p>
            <text:p><text:span text:style-name="T8">&lt;/html&gt;</text:span></text:p>
          </draw:text-box>
        </draw:frame>
        <draw:frame draw:style-name="gr2" draw:text-style-name="P3" draw:layer="layout" svg:width="7.597cm" svg:height="2.411cm" draw:transform="rotate (-0.111352006277239) translate (9.268cm 2.86cm)">
          <draw:text-box>
            <text:p text:style-name="P2"><text:span text:style-name="T9">Dokumententyp und</text:span></text:p>
            <text:p text:style-name="P2"><text:span text:style-name="T9">HTML-Variante</text:span></text:p>
          </draw:text-box>
        </draw:frame>
        <draw:path draw:style-name="gr3" draw:text-style-name="P4" draw:layer="layout" svg:width="2.592cm" svg:height="1.212cm" draw:transform="rotate (-2.89654842660979) translate (12.8941538880272cm 6.17628777840959cm)" svg:viewBox="0 0 2593 1213" svg:d="M0 1213c0 0 2872-769 2571-1213">
          <text:p/>
        </draw:path>
        <draw:frame draw:style-name="gr4" draw:text-style-name="P6" draw:layer="layout" svg:width="6.348cm" svg:height="3.491cm" draw:transform="rotate (0.224972940582069) translate (0.271cm 4.927cm)">
          <draw:text-box>
            <text:p text:style-name="P5"><text:span text:style-name="T10">Kopfbereich mit</text:span></text:p>
            <text:p text:style-name="P5"><text:span text:style-name="T10">beschreibenden</text:span></text:p>
            <text:p text:style-name="P5"><text:span text:style-name="T10">Angaben</text:span></text:p>
          </draw:text-box>
        </draw:frame>
        <draw:custom-shape draw:style-name="gr5" draw:text-style-name="P7" draw:layer="layout" svg:width="0.5cm" svg:height="2.142cm" svg:x="7.5cm" svg:y="8.6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3" draw:text-style-name="P4" draw:layer="layout" svg:width="3.587cm" svg:height="2.828cm" draw:transform="skewX (0.0418879020478639) rotate (-1.30393548416496) translate (6.45387065378632cm 6.33916049619831cm)" svg:viewBox="0 0 3588 2829" svg:d="M0 2489c0 0 1028 509 1703 281 674-227 1885-2770 1885-2770">
          <text:p/>
        </draw:path>
        <draw:frame draw:style-name="gr6" draw:text-style-name="P9" draw:layer="layout" svg:width="8.787cm" svg:height="2.367cm" draw:transform="rotate (-0.0483456202802428) translate (13.214cm 9.453cm)">
          <draw:text-box>
            <text:p text:style-name="P8"><text:span text:style-name="T11">Seitenkörper mit den sichtbaren Inhalten</text:span></text:p>
          </draw:text-box>
        </draw:frame>
        <draw:custom-shape draw:style-name="gr7" draw:text-style-name="P7" draw:layer="layout" svg:width="0.5cm" svg:height="2.2cm" svg:x="11.6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3" draw:text-style-name="P4" draw:layer="layout" svg:width="2.834cm" svg:height="4.489cm" draw:transform="skewX (-0.0879645943005142) rotate (-1.97588724618278) translate (17.6cm 11.4cm)" svg:viewBox="0 0 2835 4490" svg:d="M0 0c0 0 1395 262 1836 919 757 945 999 3571 999 3571">
          <text:p/>
        </draw:path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ey_20__28_DES_29_" draw:display-name="Grey (DES)" draw:style="linear" draw:start-color="#b3b3b3" draw:end-color="#ffffff" draw:start-intensity="100%" draw:end-intensity="100%" draw:angle="45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09T14:37:44.927405277</meta:creation-date>
    <dc:date>2017-09-09T14:52:56.356286979</dc:date>
    <dc:creator>Dennis Schulmeister-Zimolong</dc:creator>
    <meta:editing-duration>PT15M11S</meta:editing-duration>
    <meta:editing-cycles>2</meta:editing-cycles>
    <meta:generator>LibreOffice/5.4.0.3$Linux_X86_64 LibreOffice_project/40m0$Build-3</meta:generator>
    <meta:document-statistic meta:object-count="32"/>
  </office:meta>
</office:document-meta>
</file>